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office:value-type="float" office:value="1">
            <office:annotation draw:style-name="gr5" draw:text-style-name="P1" svg:width="2.899cm" svg:height="4.546cm" svg:x="45.762cm" svg:y="0cm" draw:caption-point-x="-0.61cm" draw:caption-point-y="0.913cm">
              <dc:date>2026-03-04T00:00:00</dc:date>
              <text:p text:style-name="P1">hard</text:p>
              <text:p text:style-name="P1">bhop from previous room + climb from left side on blue cereal block (setup) to spiked wb with full height jump on left wall at bubble level</text:p>
            </office:annotation>
            <text:p>1</text:p>
          </table:table-cell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office:value-type="float" office:value="2">
            <office:annotation draw:style-name="gr6" draw:text-style-name="P1" svg:width="2.899cm" svg:height="2.571cm" svg:x="45.762cm" svg:y="0cm" draw:caption-point-x="-0.61cm" draw:caption-point-y="1.364cm">
              <dc:date>2026-03-04T00:00:00</dc:date>
              <text:p text:style-name="P1">hard</text:p>
              <text:p text:style-name="P1">bubble + blue cereal block, refresh dash on pixel and skip both bubbles</text:p>
            </office:annotation>
            <text:p>2</text:p>
          </table:table-cell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2"/>
          <table:table-cell office:value-type="float" office:value="1">
            <office:annotation draw:style-name="gr7" draw:text-style-name="P1" svg:width="2.899cm" svg:height="1.781cm" svg:x="45.762cm" svg:y="0.305cm" draw:caption-point-x="-0.61cm" draw:caption-point-y="1.511cm">
              <dc:date>2026-03-04T00:00:00</dc:date>
              <text:p text:style-name="P1">hard</text:p>
              <text:p text:style-name="P1">take firt bubble + dodge bubbles + wb</text:p>
            </office:annotation>
            <text:p>1</text:p>
          </table:table-cell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office:value-type="float" office:value="2">
            <office:annotation draw:style-name="gr4" draw:text-style-name="P1" svg:width="2.899cm" svg:height="2.176cm" svg:x="45.762cm" svg:y="0.757cm" draw:caption-point-x="-0.61cm" draw:caption-point-y="1.511cm">
              <dc:date>2026-03-04T00:00:00</dc:date>
              <text:p text:style-name="P1">hard</text:p>
              <text:p text:style-name="P1">take first bubble + reverse super and take last bubble</text:p>
            </office:annotation>
            <text:p>2</text:p>
          </table:table-cell>
          <table:table-cell table:number-columns-repeated="1004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8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/>
          <table:table-cell table:style-name="ce8" office:value-type="float" office:value="33">
            <text:p>33</text:p>
          </table:table-cell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number-columns-repeated="2" table:style-name="ce10"/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/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/>
          <table:table-cell table:style-name="ce10"/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15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2">
            <office:annotation draw:style-name="gr3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1">
            <text:p>1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7">
            <office:annotation draw:style-name="gr4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8" office:value-type="float" office:value="0">
            <office:annotation draw:style-name="gr7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table:style-name="ce10" office:value-type="float" office:value="2">
            <office:annotation draw:style-name="gr3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8" office:value-type="float" office:value="0">
            <office:annotation draw:style-name="gr8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8" office:value-type="float" office:value="0">
            <office:annotation draw:style-name="gr2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10"/>
          <table:table-cell table:formula="of:=[.H13]-[.I13]" office:value-type="float" office:value="3">
            <text:p>3</text:p>
          </table:table-cell>
          <table:table-cell table:style-name="ce8" office:value-type="float" office:value="0">
            <office:annotation draw:style-name="gr4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/>
          <table:table-cell table:formula="of:=[.K14]-[.L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9"/>
          <table:table-cell office:value-type="string">
            <text:p><text:s/></text:p>
          </table:table-cell>
          <table:table-cell table:style-name="ce10"/>
          <table:table-cell table:number-columns-repeated="2"/>
          <table:table-cell table:number-columns-repeated="1005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3" office:value-type="float" office:value="0">
            <text:p>0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7">
            <office:annotation draw:style-name="gr2" draw:text-style-name="P1" svg:width="2.899cm" svg:height="1.386cm" svg:x="11.89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9" office:value-type="float" office:value="6">
            <office:annotation draw:style-name="gr4" draw:text-style-name="P1" svg:width="2.899cm" svg:height="2.176cm" svg:x="14.148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0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8" office:value-type="float" office:value="7">
            <office:annotation draw:style-name="gr2" draw:text-style-name="P1" svg:width="2.899cm" svg:height="1.386cm" svg:x="14.148cm" svg:y="0cm" draw:caption-point-x="-0.61cm" draw:caption-point-y="1.364cm">
              <dc:date>2026-03-02T00:00:00</dc:date>
              <text:p text:style-name="P1">hard</text:p>
              <text:p text:style-name="P1">demo last spinner column</text:p>
            </office:annotation>
            <text:p>7</text:p>
          </table:table-cell>
          <table:table-cell table:style-name="ce10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10" table:number-columns-repeated="2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6">
            <office:annotation draw:style-name="gr2" draw:text-style-name="P1" svg:width="2.899cm" svg:height="1.386cm" svg:x="11.89cm" svg:y="1.208cm" draw:caption-point-x="-0.61cm" draw:caption-point-y="1.511cm">
              <dc:date>2026-03-02T00:00:00</dc:date>
              <text:p text:style-name="P1">hard</text:p>
              <text:p text:style-name="P1">tight up right + corner jump</text:p>
            </office:annotation>
            <text:p>6</text:p>
          </table:table-cell>
          <table:table-cell table:style-name="ce9" office:value-type="float" office:value="4">
            <office:annotation draw:style-name="gr3" draw:text-style-name="P1" svg:width="2.899cm" svg:height="2.966cm" svg:x="14.148cm" svg:y="1.208cm" draw:caption-point-x="-0.61cm" draw:caption-point-y="1.511cm">
              <dc:date>2026-03-02T00:00:00</dc:date>
              <text:p text:style-name="P1">Hardest</text:p>
              <text:p text:style-name="P1">tight up right + corner jumps + climb jump, realease jump, half grav, corner jump</text:p>
            </office:annotation>
            <text:p>4</text:p>
          </table:table-cell>
          <table:table-cell table:style-name="ce11" office:value-type="string">
            <office:annotation draw:style-name="gr3" draw:text-style-name="P1" svg:width="2.899cm" svg:height="0.991cm" svg:x="16.406cm" svg:y="1.208cm" draw:caption-point-x="-0.61cm" draw:caption-point-y="1.511cm">
              <dc:date>2026-03-02T00:00:00</dc:date>
              <text:p text:style-name="P1">spike climb + multiboost</text:p>
            </office:annotation>
            <text:p>2?</text:p>
          </table:table-cell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6"/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6">06/03/2026</text:date>, <text:time>23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6T23:00:35.69</dc:date>
    <meta:editing-duration>P4DT19H26M13S</meta:editing-duration>
    <meta:editing-cycles>70</meta:editing-cycles>
    <meta:generator>OpenOffice/4.1.16$Win32 OpenOffice.org_project/4116m3$Build-9816</meta:generator>
    <meta:document-statistic meta:table-count="13" meta:cell-count="1718" meta:object-count="0"/>
  </office:meta>
</office:document-meta>
</file>